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21.png" manifest:version="1.2"/>
  <manifest:file-entry manifest:media-type="image/png" manifest:full-path="Pictures/320.png" manifest:version="1.2"/>
  <manifest:file-entry manifest:media-type="image/png" manifest:full-path="Pictures/319.png" manifest:version="1.2"/>
  <manifest:file-entry manifest:media-type="image/png" manifest:full-path="Pictures/318.png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image/png" manifest:full-path="Pictures/313.png" manifest:version="1.2"/>
  <manifest:file-entry manifest:media-type="image/png" manifest:full-path="Pictures/312.png" manifest:version="1.2"/>
  <manifest:file-entry manifest:media-type="image/png" manifest:full-path="Pictures/311.png" manifest:version="1.2"/>
  <manifest:file-entry manifest:media-type="image/png" manifest:full-path="Pictures/310.png" manifest:version="1.2"/>
  <manifest:file-entry manifest:media-type="image/png" manifest:full-path="Pictures/309.png" manifest:version="1.2"/>
  <manifest:file-entry manifest:media-type="image/png" manifest:full-path="Pictures/308.png" manifest:version="1.2"/>
  <manifest:file-entry manifest:media-type="image/png" manifest:full-path="Pictures/307.png" manifest:version="1.2"/>
  <manifest:file-entry manifest:media-type="image/png" manifest:full-path="Pictures/306.png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Text_20_body" style:list-style-name="L317">
      <style:paragraph-properties fo:margin-top="0in" fo:margin-bottom="0in"/>
    </style:style>
    <style:style style:name="P1086" style:family="paragraph" style:parent-style-name="Text_20_body" style:list-style-name="L318">
      <style:paragraph-properties fo:margin-top="0in" fo:margin-bottom="0in"/>
    </style:style>
    <style:style style:name="P1087" style:family="paragraph" style:parent-style-name="Text_20_body" style:list-style-name="L319">
      <style:paragraph-properties fo:margin-top="0in" fo:margin-bottom="0in"/>
    </style:style>
    <style:style style:name="P1088" style:family="paragraph" style:parent-style-name="Text_20_body" style:list-style-name="L320">
      <style:paragraph-properties fo:margin-top="0in" fo:margin-bottom="0in"/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21">
      <style:paragraph-properties fo:margin-top="0in" fo:margin-bottom="0in"/>
    </style:style>
    <style:style style:name="P1114" style:family="paragraph" style:parent-style-name="Text_20_body" style:list-style-name="L322">
      <style:paragraph-properties fo:margin-top="0in" fo:margin-bottom="0in"/>
    </style:style>
    <style:style style:name="P1115" style:family="paragraph" style:parent-style-name="Text_20_body" style:list-style-name="L323">
      <style:paragraph-properties fo:margin-top="0in" fo:margin-bottom="0in"/>
    </style:style>
    <style:style style:name="P1116" style:family="paragraph" style:parent-style-name="Text_20_body" style:list-style-name="L324">
      <style:paragraph-properties fo:margin-top="0in" fo:margin-bottom="0in"/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Text_20_body" style:list-style-name="L325">
      <style:paragraph-properties fo:margin-top="0in" fo:margin-bottom="0in"/>
    </style:style>
    <style:style style:name="P1135" style:family="paragraph" style:parent-style-name="Text_20_body" style:list-style-name="L326">
      <style:paragraph-properties fo:margin-top="0in" fo:margin-bottom="0in"/>
    </style:style>
    <style:style style:name="P1136" style:family="paragraph" style:parent-style-name="Text_20_body" style:list-style-name="L327">
      <style:paragraph-properties fo:margin-top="0in" fo:margin-bottom="0in"/>
    </style:style>
    <style:style style:name="P1137" style:family="paragraph" style:parent-style-name="Text_20_body" style:list-style-name="L328">
      <style:paragraph-properties fo:margin-top="0in" fo:margin-bottom="0in"/>
    </style:style>
    <style:style style:name="P1138" style:family="paragraph" style:parent-style-name="Text_20_body" style:list-style-name="L329">
      <style:paragraph-properties fo:margin-top="0in" fo:margin-bottom="0in"/>
    </style:style>
    <style:style style:name="P1139" style:family="paragraph" style:parent-style-name="Text_20_body" style:list-style-name="L330">
      <style:paragraph-properties fo:margin-top="0in" fo:margin-bottom="0in"/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Text_20_body" style:list-style-name="L334">
      <style:paragraph-properties fo:margin-top="0in" fo:margin-bottom="0in"/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Text_20_body" style:list-style-name="L335">
      <style:paragraph-properties fo:margin-top="0in" fo:margin-bottom="0in"/>
    </style:style>
    <style:style style:name="P1182" style:family="paragraph" style:parent-style-name="Text_20_body" style:list-style-name="L336">
      <style:paragraph-properties fo:margin-top="0in" fo:margin-bottom="0in"/>
    </style:style>
    <style:style style:name="P1183" style:family="paragraph" style:parent-style-name="Text_20_body" style:list-style-name="L337">
      <style:paragraph-properties fo:margin-top="0in" fo:margin-bottom="0in"/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Text_20_body" style:list-style-name="L338">
      <style:paragraph-properties fo:margin-top="0in" fo:margin-bottom="0in"/>
    </style:style>
    <style:style style:name="P1206" style:family="paragraph" style:parent-style-name="Text_20_body" style:list-style-name="L339">
      <style:paragraph-properties fo:margin-top="0in" fo:margin-bottom="0in"/>
    </style:style>
    <style:style style:name="P1207" style:family="paragraph" style:parent-style-name="Text_20_body" style:list-style-name="L340">
      <style:paragraph-properties fo:margin-top="0in" fo:margin-bottom="0in"/>
    </style:style>
    <style:style style:name="P1208" style:family="paragraph" style:parent-style-name="Text_20_body" style:list-style-name="L341">
      <style:paragraph-properties fo:margin-top="0in" fo:margin-bottom="0in"/>
    </style:style>
    <style:style style:name="P1209" style:family="paragraph" style:parent-style-name="Text_20_body" style:list-style-name="L342">
      <style:paragraph-properties fo:margin-top="0in" fo:margin-bottom="0in"/>
    </style:style>
    <style:style style:name="P1210" style:family="paragraph" style:parent-style-name="Text_20_body" style:list-style-name="L343">
      <style:paragraph-properties fo:margin-top="0in" fo:margin-bottom="0in"/>
    </style:style>
    <style:style style:name="P1211" style:family="paragraph" style:parent-style-name="Text_20_body" style:list-style-name="L344">
      <style:paragraph-properties fo:margin-top="0in" fo:margin-bottom="0in"/>
    </style:style>
    <style:style style:name="P1212" style:family="paragraph" style:parent-style-name="Text_20_body" style:list-style-name="L34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7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66">#Organizando dados</text:p>
      <text:p text:style-name="P1067">dt = dados %&gt;% </text:p>
      <text:p text:style-name="P1068"><text:s text:c="2"/>filter(Regiao != "Variados")</text:p>
      <text:p text:style-name="P1069"/>
      <text:p text:style-name="P1070">#Plotagem</text:p>
      <text:p text:style-name="P1071">p &lt;- dt %&gt;% </text:p>
      <text:p text:style-name="P1072"><text:s text:c="2"/>ggplot(aes(x=as.factor(Mes),y=cheg_2012/1000))</text:p>
      <text:p text:style-name="P1073"/>
      <text:p text:style-name="P1074">#Adição de camadas</text:p>
      <text:p text:style-name="P1075">p +</text:p>
      <text:p text:style-name="P1076"><text:s text:c="2"/>geom_boxplot() +</text:p>
      <text:p text:style-name="P1077"><text:s text:c="2"/>labs(title = "Chegada de turistas ao Brasil em 2012 por Regiões",</text:p>
      <text:p text:style-name="P1078"><text:s text:c="7"/>x= "Mês",</text:p>
      <text:p text:style-name="P1079"><text:s text:c="7"/>y="Número de chegadas") +</text:p>
      <text:p text:style-name="P1080"><text:s text:c="2"/>theme_bw(base_size = 18)+ #Adiciona tema "black and white"</text:p>
      <text:p text:style-name="P1081"><text:s text:c="2"/>facet_wrap(~Regiao, scale = "free_y", nrow=2)</text:p>
      <text:p text:style-name="P1082"/>
      <text:p text:style-name="P1083">#Fechando dispositivo gráfico</text:p>
      <text:p text:style-name="P108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17">
        <text:list-item>
          <text:p text:style-name="P1085">O gráfico circular é montado a partir do gráfico de barras.<text:line-break/></text:p>
        </text:list-item>
        <text:list-item>
          <text:p text:style-name="P1085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85">Passo a passo:<text:line-break/></text:p>
          <text:list text:style-name="L318">
            <text:list-item>
              <text:p text:style-name="P1086">Produzir um gráfico de barras.<text:line-break/><text:span text:style-name="Source_Text">geom_bar()</text:span><text:line-break/></text:p>
            </text:list-item>
            <text:list-item>
              <text:p text:style-name="P1086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86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86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86">Adicionar camadas:<text:line-break/></text:p>
              <text:list text:style-name="L319">
                <text:list-item>
                  <text:p text:style-name="P1087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87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87">Atribuir tema e tamanho de fonte.<text:line-break/><text:span text:style-name="Source_Text">theme_bw(base_size = 18)</text:span><text:line-break/></text:p>
                </text:list-item>
                <text:list-item>
                  <text:p text:style-name="P1087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0">
        <text:list-item>
          <text:p text:style-name="P1088">Exemplo - Gráfico circular (pizza):<text:line-break/></text:p>
        </text:list-item>
      </text:list>
      <text:p text:style-name="P1089">#Organizando dados</text:p>
      <text:p text:style-name="P1090">d &lt;- data.frame(orcamento = c(10,20,30,40),</text:p>
      <text:p text:style-name="P1091"><text:s text:c="16"/>Empresa = c(paste("E",1:4)))</text:p>
      <text:p text:style-name="P1092"/>
      <text:p text:style-name="P1093">#Plotando gráficio</text:p>
      <text:p text:style-name="P1094">d %&gt;% </text:p>
      <text:p text:style-name="P1095"><text:s text:c="2"/>ggplot(aes(x = 1, weight = orcamento, </text:p>
      <text:p text:style-name="P1096"><text:s text:c="13"/>fill = Empresa))+ #Gráfico de barras empilhado e coluna única, com variável de agrupamento.</text:p>
      <text:p text:style-name="P1097"><text:s text:c="2"/>geom_bar(color = "black")+</text:p>
      <text:p text:style-name="P1098"><text:s text:c="2"/>coord_polar(theta = "y")+ #Transforma variável y em polar e o gráfico de barras em circular.</text:p>
      <text:p text:style-name="P1099"><text:s text:c="2"/>geom_text(x = 1.3,</text:p>
      <text:p text:style-name="P1100"><text:s text:c="12"/>aes(y = cumsum(orcamento[4:1]) - orcamento[4:1]/2, </text:p>
      <text:p text:style-name="P1101"><text:s text:c="16"/>label = paste0(100*round(orcamento[4:1]/sum(orcamento[4:1]),3), "%")))+</text:p>
      <text:p text:style-name="P1102"><text:s text:c="2"/>scale_x_continuous(breaks = NULL)+ #Retirar a escala x</text:p>
      <text:p text:style-name="P1103"><text:s text:c="2"/>scale_y_continuous(breaks = NULL)+ #Retirar a escala y</text:p>
      <text:p text:style-name="P1104"><text:s text:c="2"/>labs(title = "Gráfico circular com ggplot2",</text:p>
      <text:p text:style-name="P1105"><text:s text:c="7"/>x = "",</text:p>
      <text:p text:style-name="P1106"><text:s text:c="7"/>y = "Fatia do orçamento a ser pago")+</text:p>
      <text:p text:style-name="P1107"><text:s text:c="2"/>theme_bw(base_size = 18)+ #Tema e tamanho da fonte base.</text:p>
      <text:p text:style-name="P1108"><text:s text:c="2"/>theme(panel.grid = element_blank())+ #Não atribui nenhum valor as grades (sem desenho).</text:p>
      <text:p text:style-name="P1109"><text:s text:c="2"/>scale_fill_grey(start = 0.6, end = 1) #Escala de cores cinza.</text:p>
      <text:p text:style-name="P1110"/>
      <text:p text:style-name="P1111">#Fechando dispositivo gráfico</text:p>
      <text:p text:style-name="P1112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1">
        <text:list-item>
          <text:p text:style-name="P1113">No gráfico de pontos temos dois eixos númericos produzindo um gráfico de dispersão.<text:line-break/></text:p>
        </text:list-item>
        <text:list-item>
          <text:p text:style-name="P1113">Comando para aplicar gráfico de pontos:<text:line-break/><text:span text:style-name="Source_Text">geom_point()</text:span><text:line-break/></text:p>
        </text:list-item>
        <text:list-item>
          <text:p text:style-name="P1113">É possivel agrupar os pontos por grupos e atribuir cores e formas distintas.<text:line-break/></text:p>
        </text:list-item>
        <text:list-item>
          <text:p text:style-name="P1113">Principais argumentos:<text:line-break/></text:p>
          <text:list text:style-name="L322">
            <text:list-item>
              <text:p text:style-name="P1114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14"><text:span text:style-name="Source_Text">shape</text:span><text:line-break/>Altera as formas de determinados grupos a partir de variável.<text:line-break/></text:p>
            </text:list-item>
            <text:list-item>
              <text:p text:style-name="P1114"><text:span text:style-name="Source_Text">color</text:span><text:line-break/>Altera as cores de determinados grupos a partir de variável.<text:line-break/></text:p>
            </text:list-item>
            <text:list-item>
              <text:p text:style-name="P1114"><text:span text:style-name="Source_Text">scale_x_continuous</text:span><text:line-break/>Configuração do eixo x (para dados númericos).<text:line-break/></text:p>
              <text:list text:style-name="L323">
                <text:list-item>
                  <text:p text:style-name="P111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1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14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24">
        <text:list-item>
          <text:p text:style-name="P1116">Exemplo - Gráfico de pontos (<text:span text:style-name="Source_Text">geom_point()</text:span>) com subgrupos:<text:line-break/></text:p>
        </text:list-item>
      </text:list>
      <text:p text:style-name="P1117">#Plotagem</text:p>
      <text:p text:style-name="P1118">ggplot(subset(dados, Regiao %in% c("Sul", "Sudeste")), #Subconjunto de dados de um data.frame</text:p>
      <text:p text:style-name="P1119"><text:s text:c="7"/>#O comando filtra dos dados do data.frame</text:p>
      <text:p text:style-name="P1120"><text:s text:c="7"/>aes(x = Mes, y = cheg_2013/1000, </text:p>
      <text:p text:style-name="P1121"><text:s text:c="11"/>shape = Estado, #Alterar formas desse grupo de variáveis</text:p>
      <text:p text:style-name="P1122"><text:s text:c="11"/>color = Regiao))+ #Diferencia os grupos das variáveis regiao por cor</text:p>
      <text:p text:style-name="P1123"><text:s text:c="2"/>scale_x_continuous(limits = c(1,12), #Limites do eixo x</text:p>
      <text:p text:style-name="P1124"><text:s text:c="21"/>breaks = seq(1,12,1))+ #Espaçamento do eixo x</text:p>
      <text:p text:style-name="P1125"><text:s text:c="2"/>geom_point(size = 3)+ #Tamanho dos ícones (pontos)</text:p>
      <text:p text:style-name="P1126"><text:s text:c="2"/>labs(title = "Gráfico de Dispersão: Mês x chegadas em 2013",</text:p>
      <text:p text:style-name="P1127"><text:s text:c="7"/>x = "Meses",</text:p>
      <text:p text:style-name="P1128"><text:s text:c="7"/>y = "Chegadas por mil")+</text:p>
      <text:p text:style-name="P1129"><text:s text:c="2"/>theme_bw(base_size = 18)+ #Adiciona tema "black and white" e tamanho da fonte</text:p>
      <text:p text:style-name="P1130"><text:s text:c="2"/>scale_color_grey(start = 0.8, end = 0.2) #Aplica escalas de cinza</text:p>
      <text:p text:style-name="P1131"/>
      <text:p text:style-name="P1132">#Fechando dispositivo gráfico</text:p>
      <text:p text:style-name="P1133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25">
        <text:list-item>
          <text:p text:style-name="P1134">No gráfico de linhas temos dois eixos numéricos.<text:line-break/></text:p>
        </text:list-item>
        <text:list-item>
          <text:p text:style-name="P113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34">É o gráfico adequado para representar séries de valores no tempo.<text:line-break/></text:p>
        </text:list-item>
        <text:list-item>
          <text:p text:style-name="P1134">Principais argumentos do gráfico de linhas na biblioteca <text:span text:style-name="Source_Text">ggplot2</text:span>:<text:line-break/></text:p>
          <text:list text:style-name="L326">
            <text:list-item>
              <text:p text:style-name="P1135"><text:span text:style-name="Source_Text">ggplot()</text:span><text:line-break/>Essa função recebe um <text:span text:style-name="Source_Text">data.frame</text:span> e cria a camada básica do gráfico.<text:line-break/></text:p>
              <text:list text:style-name="L327">
                <text:list-item>
                  <text:p text:style-name="P113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36"><text:span text:style-name="Source_Text">aes()</text:span><text:line-break/>A função <text:span text:style-name="Source_Text">aes()</text:span> mapeia os apectos visuais do gráfico.<text:line-break/></text:p>
                  <text:list text:style-name="L328">
                    <text:list-item>
                      <text:p text:style-name="P113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3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3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3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35"><text:span text:style-name="Source_Text">scale_x_continuous()</text:span><text:line-break/>Configuração do eixo x (para dados númericos).<text:line-break/></text:p>
              <text:list text:style-name="L329">
                <text:list-item>
                  <text:p text:style-name="P113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3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35"><text:span text:style-name="Source_Text">geom_point()</text:span><text:line-break/>Adiciona a camada de gráfico de pontos (os pontos).<text:line-break/></text:p>
              <text:list text:style-name="L330">
                <text:list-item>
                  <text:p text:style-name="P113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35"><text:span text:style-name="Source_Text">geom_line()</text:span><text:line-break/>Adiciona a camada do gráfico de linhas (as linhas que liga os pontos).<text:line-break/></text:p>
              <text:list text:style-name="L331">
                <text:list-item>
                  <text:p text:style-name="P114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35"><text:span text:style-name="Source_Text">theme_bw()</text:span><text:line-break/>Adiciona o tema “black and white”.<text:line-break/></text:p>
              <text:list text:style-name="L332">
                <text:list-item>
                  <text:p text:style-name="P114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3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3">
        <text:list-item>
          <text:p text:style-name="P1142">Exemplo - Gráfico de linhas (<text:span text:style-name="Source_Text">geom_point()+geom_line()</text:span>):<text:line-break/></text:p>
        </text:list-item>
      </text:list>
      <text:p text:style-name="P1143">#Plotagem</text:p>
      <text:p text:style-name="P1144">ggplot(subset(dados, Regiao %in% c("Sul", "Sudeste")), #Subconjunto de dados de um data.frame</text:p>
      <text:p text:style-name="P1145"><text:s text:c="7"/>#O comando filtra dos dados do data.frame</text:p>
      <text:p text:style-name="P1146"><text:s text:c="7"/>aes(x = Mes,</text:p>
      <text:p text:style-name="P1147"><text:s text:c="11"/>y = cheg_2013/1000, </text:p>
      <text:p text:style-name="P1148"><text:s text:c="11"/>shape = Estado, #Alterar formas desse grupo de variáveis</text:p>
      <text:p text:style-name="P1149"><text:s text:c="11"/>color = Regiao))+ #Diferencia os grupos das variáveis regiao por cor</text:p>
      <text:p text:style-name="P1150"><text:s text:c="2"/>scale_x_continuous(limits = c(1,12), #Limites do eixo x</text:p>
      <text:p text:style-name="P1151"><text:s text:c="21"/>breaks = seq(1,12,1))+ #Espaçamento do eixo x</text:p>
      <text:p text:style-name="P1152"><text:s text:c="2"/>geom_point(size = 3)+ #Tamanho dos ícones (pontos)</text:p>
      <text:p text:style-name="P1153"><text:s text:c="2"/>geom_line(size = 1.0)+ #Espessura da linha</text:p>
      <text:p text:style-name="P1154"><text:s text:c="2"/>labs(title = "Gráfico de Linhas: Mês x chegadas em 2013",</text:p>
      <text:p text:style-name="P1155"><text:s text:c="7"/>x = "Meses",</text:p>
      <text:p text:style-name="P1156"><text:s text:c="7"/>y = "Chegadas por mil")+</text:p>
      <text:p text:style-name="P1157"><text:s text:c="2"/>theme_bw(base_size = 18)+ #Adiciona tema "black and white" e tamanho da fonte</text:p>
      <text:p text:style-name="P1158"><text:s text:c="2"/>scale_color_grey() #Aplica escalas de cinza</text:p>
      <text:p text:style-name="P1159"/>
      <text:p text:style-name="P1160">#Fechando dispositivo gráfico</text:p>
      <text:p text:style-name="P1161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34">
        <text:list-item>
          <text:p text:style-name="P1162">Exemplo - Gráfico de linhas com efeito de suavização smooth(<text:span text:style-name="Source_Text">geom_smooth()</text:span>):<text:line-break/></text:p>
        </text:list-item>
      </text:list>
      <text:p text:style-name="P1163">#Plotagem</text:p>
      <text:p text:style-name="P1164">ggplot(subset(dados, Estado %in% c("SaoPaulo")), #Subconjunto de dados de um data.frame</text:p>
      <text:p text:style-name="P1165"><text:s text:c="7"/>#O comando filtra dos dados do data.frame</text:p>
      <text:p text:style-name="P1166"><text:s text:c="7"/>aes(x = cheg_2012/1000,</text:p>
      <text:p text:style-name="P1167"><text:s text:c="11"/>y = cheg_2013/1000, </text:p>
      <text:p text:style-name="P1168"><text:s text:c="11"/>color = Estado))+ #Diferencia os grupos das variáveis regiao por cor</text:p>
      <text:p text:style-name="P1169"><text:s text:c="2"/>scale_x_continuous(limits = c(140,230), #Limites do eixo x</text:p>
      <text:p text:style-name="P1170"><text:s text:c="21"/>breaks = seq(140,230,10))+ #Espaçamento do eixo x</text:p>
      <text:p text:style-name="P1171"><text:s text:c="2"/>geom_point(size = 1.5)+ #Tamanho dos ícones (pontos)</text:p>
      <text:p text:style-name="P1172"><text:s text:c="2"/>geom_smooth(size = 1.0)+ #Espessura da curva</text:p>
      <text:p text:style-name="P1173"><text:s text:c="2"/>labs(title = "Gráfico com ajuste de curva de tendência: 2012 x 2013",</text:p>
      <text:p text:style-name="P1174"><text:s text:c="7"/>x = "Chegadas por mil em 2012",</text:p>
      <text:p text:style-name="P1175"><text:s text:c="7"/>y = "Chegadas por mil em 2013")+</text:p>
      <text:p text:style-name="P1176"><text:s text:c="2"/>theme_bw(base_size = 18)+ #Adiciona tema "black and white" e tamanho da fonte</text:p>
      <text:p text:style-name="P1177"><text:s text:c="2"/>scale_color_grey() #Aplica escalas de cinza</text:p>
      <text:p text:style-name="P1178"/>
      <text:p text:style-name="P1179">#Fechando dispositivo gráfico</text:p>
      <text:p text:style-name="P1180">dev.off()</text:p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35">
        <text:list-item>
          <text:p text:style-name="P1181">Trata-se de um ajuste por curva de tendência entre duas variáveis numéricas.<text:line-break/></text:p>
        </text:list-item>
        <text:list-item>
          <text:p text:style-name="P118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18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18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181">O argumento <text:span text:style-name="Source_Text">span</text:span> controla a “ondulação”. Números pequenos fazem a curva mais sinuosa (<draw:frame draw:style-name="fr1" text:anchor-type="as-char"><draw:object xlink:href="Formula-302/" xlink:type="simple" xlink:show="embed" xlink:actuate="onLoad"/></draw:frame>), enquanto números maiores (<draw:frame draw:style-name="fr1" text:anchor-type="as-char"><draw:object xlink:href="Formula-304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181">Gráfico de linha x gráfico de tendência:<text:line-break/></text:p>
          <text:list text:style-name="L336">
            <text:list-item>
              <text:p text:style-name="P118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18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37">
        <text:list-item>
          <text:p text:style-name="P118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184">#Plotagem</text:p>
      <text:p text:style-name="P1185">ggplot(subset(dados, Estado %in% c("SaoPaulo")), #Subconjunto de dados de um data.frame</text:p>
      <text:p text:style-name="P1186"><text:s text:c="7"/>#O comando filtra dos dados do data.frame</text:p>
      <text:p text:style-name="P1187"><text:s text:c="7"/>aes(x = cheg_2012/1000,</text:p>
      <text:p text:style-name="P1188"><text:s text:c="11"/>y = cheg_2013/1000, </text:p>
      <text:p text:style-name="P1189"><text:s text:c="11"/>color = Estado))+ #Diferencia os grupos das variáveis regiao por cor</text:p>
      <text:p text:style-name="P1190"><text:s text:c="2"/>scale_x_continuous(limits = c(140,230), #Limites do eixo x</text:p>
      <text:p text:style-name="P1191"><text:s text:c="21"/>breaks = seq(140,230,10))+ #Espaçamento do eixo x</text:p>
      <text:p text:style-name="P1192"><text:s text:c="2"/>geom_point(size = 1.5)+ #Tamanho dos ícones (pontos)</text:p>
      <text:p text:style-name="P1193"><text:s text:c="2"/>geom_smooth(size = 1.0, span = 0.7, se = TRUE)+ </text:p>
      <text:p text:style-name="P1194"><text:s text:c="2"/>#Espessura da curva (size = 1.0)</text:p>
      <text:p text:style-name="P1195"><text:s text:c="2"/>#Curva mais suave (span = 0.7)</text:p>
      <text:p text:style-name="P1196"><text:s text:c="2"/>#Apresenta confiabilidade estimada (se = TRUE)</text:p>
      <text:p text:style-name="P1197"><text:s text:c="2"/>labs(title = "Gráfico com ajuste de curva de tendência: 2012 x 2013",</text:p>
      <text:p text:style-name="P1198"><text:s text:c="7"/>x = "Chegadas por mil em 2012",</text:p>
      <text:p text:style-name="P1199"><text:s text:c="7"/>y = "Chegadas por mil em 2013")+</text:p>
      <text:p text:style-name="P1200"><text:s text:c="2"/>theme_bw(base_size = 18)+ #Adiciona tema "black and white" e tamanho da fonte</text:p>
      <text:p text:style-name="P1201"><text:s text:c="2"/>scale_color_grey() #Aplica escalas de cinza</text:p>
      <text:p text:style-name="P1202"/>
      <text:p text:style-name="P1203">#Fechando dispositivo gráfico</text:p>
      <text:p text:style-name="P1204">dev.off()</text:p>
      <text:p text:style-name="FigureWithCaption"><draw:frame draw:name="img41" svg:width="909.4736842105264pt" svg:height="401.6842105263158pt"><draw:image xlink:href="Pictures/306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38">
        <text:list-item>
          <text:p text:style-name="P1205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205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205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205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205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2" style:rel-width="50.0%" style:rel-height="scale" svg:width="527.7486910994764pt" svg:height="326.4502617801047pt"><draw:image xlink:href="Pictures/307.png" xlink:type="simple" xlink:show="embed" xlink:actuate="onLoad"/></draw:frame></text:p>
      <text:p text:style-name="FigureCaption">Gráfico sem efeito jitter.</text:p>
      <text:p text:style-name="FigureWithCaption"><draw:frame draw:name="img43" style:rel-width="50.0%" style:rel-height="scale" svg:width="527.7486910994764pt" svg:height="326.4502617801047pt"><draw:image xlink:href="Pictures/30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39">
        <text:list-item>
          <text:p text:style-name="P1206">Divide o gráfico em vários painéis.<text:line-break/></text:p>
        </text:list-item>
        <text:list-item>
          <text:p text:style-name="P1206">O <text:span text:style-name="Source_Text">facet_grid()</text:span> forma uma matriz de painéis definidos por variáveis de facetação de linha e coluna.<text:line-break/></text:p>
        </text:list-item>
        <text:list-item>
          <text:p text:style-name="P1206">É mais útil quando se tem duas variáveis discretas e todas as combinações das variáveis existem nos dados.<text:line-break/></text:p>
        </text:list-item>
        <text:list-item>
          <text:p text:style-name="P1206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4" svg:width="405.09090909090907pt" svg:height="225.45454545454547pt"><draw:image xlink:href="Pictures/30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40">
        <text:list-item>
          <text:p text:style-name="P1207">Principais argumentos do <text:span text:style-name="Source_Text">facet_grid()</text:span>:<text:line-break/></text:p>
          <text:list text:style-name="L341">
            <text:list-item>
              <text:p text:style-name="P1208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208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208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208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208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42">
        <text:list-item>
          <text:p text:style-name="P1209">Exemplos - <text:span text:style-name="Source_Text">facet_grid()</text:span> alterando parâmetros:<text:line-break/></text:p>
        </text:list-item>
      </text:list>
      <text:p text:style-name="FigureWithCaption"><draw:frame draw:name="img45" style:rel-width="50.0%" style:rel-height="scale" svg:width="527.7486910994764pt" svg:height="326.4502617801047pt"><draw:image xlink:href="Pictures/31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6" style:rel-width="50.0%" style:rel-height="scale" svg:width="527.7486910994764pt" svg:height="326.4502617801047pt"><draw:image xlink:href="Pictures/31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7" style:rel-width="50.0%" style:rel-height="scale" svg:width="527.7486910994764pt" svg:height="326.4502617801047pt"><draw:image xlink:href="Pictures/31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8" style:rel-width="50.0%" style:rel-height="scale" svg:width="672.0pt" svg:height="537.0pt"><draw:image xlink:href="Pictures/31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43">
        <text:list-item>
          <text:p text:style-name="P1210">Trata-se de um ajuste de curva de tendência entre duas variáveis numéricas.<text:line-break/></text:p>
        </text:list-item>
        <text:list-item>
          <text:p text:style-name="P1210">Usa o modelo de regressão local para gerar uma curva suavizada que melhor se ajuste aos pontos.<text:line-break/></text:p>
        </text:list-item>
        <text:list-item>
          <text:p text:style-name="P1210">Na regressão local, estima-se uma função na vizinhança de cada ponto de interesse.<text:line-break/></text:p>
        </text:list-item>
        <text:list-item>
          <text:p text:style-name="P1210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210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210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210">Principais argumentos da função <text:span text:style-name="Source_Text">geom_smooth()</text:span>:<text:line-break/></text:p>
          <text:list text:style-name="L344">
            <text:list-item>
              <text:p text:style-name="P1211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211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14/" xlink:type="simple" xlink:show="embed" xlink:actuate="onLoad"/></draw:frame>), enquanto números maiores (<draw:frame draw:style-name="fr1" text:anchor-type="as-char"><draw:object xlink:href="Formula-31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211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45">
        <text:list-item>
          <text:p text:style-name="P1212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49" style:rel-width="50.0%" style:rel-height="scale" svg:width="527.7486910994764pt" svg:height="326.4502617801047pt"><draw:image xlink:href="Pictures/31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0" style:rel-width="50.0%" style:rel-height="scale" svg:width="527.7486910994764pt" svg:height="326.4502617801047pt"><draw:image xlink:href="Pictures/31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1" style:rel-width="50.0%" style:rel-height="scale" svg:width="527.7486910994764pt" svg:height="326.4502617801047pt"><draw:image xlink:href="Pictures/32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2" style:rel-width="50.0%" style:rel-height="scale" svg:width="527.7486910994764pt" svg:height="326.4502617801047pt"><draw:image xlink:href="Pictures/32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7T06:00:55Z</meta:creation-date>
    <dc:date>2023-07-17T06:00:5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7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2/content.xml><?xml version="1.0" encoding="utf-8"?>
<math xmlns="http://www.w3.org/1998/Math/MathML" display="inline">
  <mrow>
    <mn>0</mn>
    <mo>&gt;</mo>
    <mi>x</mi>
    <mo>&gt;</mo>
    <mn>1</mn>
  </mrow>
</math>
</file>

<file path=Formula-304/content.xml><?xml version="1.0" encoding="utf-8"?>
<math xmlns="http://www.w3.org/1998/Math/MathML" display="inline">
  <mrow>
    <mo>∼</mo>
    <mn>1</mn>
  </mrow>
</math>
</file>

<file path=Formula-31/content.xml><?xml version="1.0" encoding="utf-8"?>
<math xmlns="http://www.w3.org/1998/Math/MathML" display="inline">
  <mfrac>
    <mn>1</mn>
    <mn>2</mn>
  </mfrac>
</math>
</file>

<file path=Formula-314/content.xml><?xml version="1.0" encoding="utf-8"?>
<math xmlns="http://www.w3.org/1998/Math/MathML" display="inline">
  <mrow>
    <mn>0</mn>
    <mo>&gt;</mo>
    <mi>x</mi>
    <mo>&gt;</mo>
    <mn>1</mn>
  </mrow>
</math>
</file>

<file path=Formula-316/content.xml><?xml version="1.0" encoding="utf-8"?>
<math xmlns="http://www.w3.org/1998/Math/MathML" display="inline">
  <mrow>
    <mo>∼</mo>
    <mn>1</mn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